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906cm" fo:min-width="3.37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564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463cm" fo:min-width="1.012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305cm" fo:min-width="4.41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41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463cm" fo:min-width="2.025cm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927cm" fo:min-width="7.99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2.809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463cm" fo:min-width="1.687cm" fo:padding-top="0.149cm" fo:padding-bottom="0.149cm" fo:padding-left="0.274cm" fo:padding-right="0.274cm"/>
    </style:style>
    <style:style style:name="gr10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draw:stroke="none" draw:fill-color="#99ff99" draw:textarea-horizontal-align="justify" draw:textarea-vertical-align="middle" draw:auto-grow-height="false" fo:min-height="0.373cm" fo:min-width="0.514cm"/>
    </style:style>
    <style:style style:name="gr12" style:family="graphic" style:parent-style-name="standard">
      <style:graphic-properties draw:stroke="none" svg:stroke-color="#000000" draw:fill="none" draw:fill-color="#ffffff" fo:min-height="0.748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2.357cm" fo:min-width="4.37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2.57cm"/>
    </style:style>
    <style:style style:name="gr15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463cm" fo:min-width="1.912cm" fo:padding-top="0.149cm" fo:padding-bottom="0.149cm" fo:padding-left="0.274cm" fo:padding-right="0.274cm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7" style:family="graphic" style:parent-style-name="standard">
      <style:graphic-properties draw:stroke="none" svg:stroke-color="#000000" draw:fill="none" draw:fill-color="#ffffff" fo:min-height="1.627cm"/>
    </style:style>
    <style:style style:name="P1" style:family="paragraph">
      <style:paragraph-properties fo:text-align="center"/>
      <style:text-properties fo:font-size="21.7999992370605pt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21.7999992370605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20.2999992370605p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20.2999992370605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21.7999992370605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20.2999992370605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style:paragraph-properties fo:text-align="center"/>
      <style:text-properties fo:font-size="20.2999992370605pt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20.299999237060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>
      <style:paragraph-properties fo:text-align="center"/>
      <style:text-properties fo:font-size="14.1000003814697pt"/>
    </style:style>
    <style:style style:name="P12" style:family="paragraph">
      <loext:graphic-properties draw:fill="none" draw:fill-color="#ffffff"/>
      <style:paragraph-properties fo:text-align="center"/>
      <style:text-properties style:font-name="Ubuntu Mono" fo:font-size="14.1000003814697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666666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style:font-size-asian="11pt" style:font-size-complex="11pt"/>
    </style:style>
    <style:style style:name="T10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Ubuntu Mono" fo:font-size="11pt" style:font-size-asian="11pt" style:font-size-complex="11pt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666666" style:font-name="Ubuntu Mono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56cm" svg:height="2.336cm" svg:x="15.634cm" svg:y="1.3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831cm" svg:height="1.814cm" svg:x="15.86cm" svg:y="1.821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4" draw:id="id4" draw:layer="layout" svg:width="1.578cm" svg:height="0.779cm" svg:x="15.409cm" svg:y="0.989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.07cm" svg:height="1.713cm" svg:x="0.538cm" svg:y="0.65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619cm" svg:height="1.191cm" svg:x="0.764cm" svg:y="1.177cm">
          <draw:text-box>
            <text:p text:style-name="P3"><text:span text:style-name="T3">NAME:</text:span><text:span text:style-name="T8"> </text:span><text:span text:style-name="T5">FOO</text:span></text:p>
          </draw:text-box>
        </draw:frame>
        <draw:custom-shape draw:style-name="gr6" draw:text-style-name="P5" draw:layer="layout" svg:width="2.591cm" svg:height="0.779cm" svg:x="0.313cm" svg:y="0.344cm">
          <text:p text:style-name="P1"><text:span text:style-name="T7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8.675cm" svg:height="2.357cm" svg:x="0.538cm" svg:y="5.48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8.787cm" svg:height="3.059cm" svg:x="0.764cm" svg:y="6.006cm">
          <draw:text-box>
            <text:p text:style-name="P3"><text:span text:style-name="T3">NAME:</text:span><text:span text:style-name="T9"> </text:span><text:span text:style-name="T10">myMethod</text:span></text:p>
            <text:p text:style-name="P3"><text:span text:style-name="T3">FULL_NAME:</text:span><text:span text:style-name="T11"> </text:span><text:span text:style-name="T10">io.shiftleft.Foo.myMethod</text:span></text:p>
            <text:p text:style-name="P3"><text:span text:style-name="T12"/></text:p>
          </draw:text-box>
        </draw:frame>
        <draw:custom-shape draw:style-name="gr9" draw:text-style-name="P5" xml:id="id1" draw:id="id1" draw:layer="layout" svg:width="2.253cm" svg:height="0.779cm" svg:x="0.313cm" svg:y="5.173cm">
          <text:p text:style-name="P1"><text:span text:style-name="T7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199cm" svg:x1="1.439cm" svg:y1="5.173cm" svg:x2="3.073cm" svg:y2="2.369cm" draw:start-shape="id1" draw:start-glue-point="0" draw:end-shape="id2" draw:end-glue-point="2" svg:d="M1439 5173c0-1804 1634-403 1634-2804" svg:viewBox="0 0 1635 2805">
          <text:p/>
        </draw:connector>
        <draw:custom-shape draw:style-name="gr11" draw:text-style-name="P8" draw:layer="layout" svg:width="1.014cm" svg:height="0.623cm" svg:x="2.452cm" svg:y="3.17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39cm" svg:height="0.998cm" svg:x="2.339cm" svg:y="2.991cm">
          <draw:text-box>
            <text:p text:style-name="P9"><text:span text:style-name="T13">AST</text:span></text:p>
          </draw:text-box>
        </draw:frame>
        <draw:custom-shape draw:style-name="gr13" draw:text-style-name="P2" xml:id="id5" draw:id="id5" draw:layer="layout" svg:width="5.07cm" svg:height="2.803cm" svg:x="10.565cm" svg:y="5.50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4.957cm" svg:height="2.82cm" svg:x="10.791cm" svg:y="6.026cm">
          <draw:text-box>
            <text:p text:style-name="P3"><text:span text:style-name="T3">CODE: </text:span><text:span text:style-name="T5">int bar</text:span></text:p>
            <text:p text:style-name="P3"><text:span text:style-name="T3">NAME:</text:span><text:span text:style-name="T8"> </text:span><text:span text:style-name="T14">bar</text:span></text:p>
            <text:p text:style-name="P3"><text:span text:style-name="T6">TYPE_FULL_NAME:</text:span><text:span text:style-name="T15"> </text:span><text:span text:style-name="T10">int</text:span></text:p>
          </draw:text-box>
        </draw:frame>
        <draw:custom-shape draw:style-name="gr15" draw:text-style-name="P5" xml:id="id3" draw:id="id3" draw:layer="layout" svg:width="2.478cm" svg:height="0.779cm" svg:x="10.34cm" svg:y="5.193cm">
          <text:p text:style-name="P1"><text:span text:style-name="T7">ME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1.579cm" svg:y1="5.193cm" svg:x2="5.608cm" svg:y2="1.512cm" draw:start-shape="id3" draw:start-glue-point="0" draw:end-shape="id2" draw:end-glue-point="1" svg:d="M11579 5193c0-2454-1990-3681-5971-3681" svg:viewBox="0 0 5972 3682">
          <text:p/>
        </draw:connector>
        <draw:custom-shape draw:style-name="gr11" draw:text-style-name="P8" draw:layer="layout" svg:width="1.014cm" svg:height="0.623cm" svg:x="9.888cm" svg:y="2.41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39cm" svg:height="0.998cm" svg:x="9.775cm" svg:y="2.234cm">
          <draw:text-box>
            <text:p text:style-name="P9"><text:span text:style-name="T13">AST</text:span></text:p>
          </draw:text-box>
        </draw:frame>
        <draw:connector draw:style-name="gr16" draw:text-style-name="P7" draw:layer="layout" draw:type="curve" svg:x1="15.409cm" svg:y1="1.378cm" svg:x2="13.1cm" svg:y2="5.505cm" draw:start-shape="id4" draw:start-glue-point="3" draw:end-shape="id5" svg:d="M15409 1378c-1540 0-2309 1375-2309 4127" svg:viewBox="0 0 2310 4128">
          <text:p/>
        </draw:connector>
        <draw:frame draw:style-name="gr17" draw:text-style-name="P12" draw:layer="layout" svg:width="2.817cm" svg:height="1.877cm" svg:x="11.353cm" svg:y="1.293cm">
          <draw:text-box>
            <text:p text:style-name="P11"><text:span text:style-name="T16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30T11:29:15.644515286</dc:date>
    <meta:editing-duration>PT4H12M2S</meta:editing-duration>
    <meta:editing-cycles>57</meta:editing-cycles>
    <meta:generator>LibreOffice/6.0.6.2$Linux_X86_64 LibreOffice_project/00m0$Build-2</meta:generator>
    <meta:document-statistic meta:object-count="20"/>
  </office:meta>
</office:document-meta>
</file>